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3699D55893438286D30.png" manifest:media-type="image/png"/>
  <manifest:file-entry manifest:full-path="Pictures/100002010000055800000369AACBB5670418B941.png" manifest:media-type="image/png"/>
  <manifest:file-entry manifest:full-path="Pictures/100002010000055800000369A96E01E5367156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54cm, 1.6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224cm, 6.973cm, 10.031cm, -1.0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925cm, 11.33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1.494cm" svg:y="-1.279cm" svg:width="13.748cm" svg:height="5.525cm" draw:z-index="0"><draw:image xlink:href="Pictures/100002010000055800000369A96E01E5367156B4.png" xlink:type="simple" xlink:show="embed" xlink:actuate="onLoad" loext:mime-type="image/png"/></draw:frame><draw:frame draw:style-name="fr2" draw:name="Image2" text:anchor-type="char" svg:x="0.603cm" svg:y="5.235cm" svg:width="14.199cm" svg:height="6.242cm" draw:z-index="1"><draw:image xlink:href="Pictures/100002010000055800000369AACBB5670418B941.png" xlink:type="simple" xlink:show="embed" xlink:actuate="onLoad" loext:mime-type="image/png"/></draw:frame><draw:frame draw:style-name="fr1" draw:name="Image3" text:anchor-type="char" svg:x="0.771cm" svg:y="6.325cm" svg:width="16.88cm" svg:height="10.059cm" draw:z-index="2"><draw:image xlink:href="Pictures/1000020100000558000003699D55893438286D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5:03:34.603801565</meta:creation-date>
    <dc:date>2024-11-29T15:09:20.529833471</dc:date>
    <meta:editing-duration>PT5M4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